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50pt" fo:font-weight="normal" fo:font-family="'Liberation Mono'" style:font-family-asian="'Liberation Mono'" style:font-family-complex="'Liberation Mono'" fo:background-color="#383b40" fo:color="#c678dd"/>
    </style:style>
    <style:style style:name="T9" style:family="text">
      <style:text-properties fo:font-size="10.50pt" fo:font-weight="normal" fo:font-family="'Liberation Mono'" style:font-family-asian="'Liberation Mono'" style:font-family-complex="'Liberation Mono'" fo:background-color="#383b40" fo:color="#d3d3d3"/>
    </style:style>
    <style:style style:name="T10" style:family="text">
      <style:text-properties fo:font-size="10.50pt" fo:font-weight="normal" fo:font-family="'Liberation Mono'" style:font-family-asian="'Liberation Mono'" style:font-family-complex="'Liberation Mono'" fo:background-color="#383b40" fo:color="#d19a66"/>
    </style:style>
    <style:style style:name="T11" style:family="text">
      <style:text-properties fo:font-size="10.50pt" fo:font-weight="normal" fo:font-family="'Liberation Mono'" style:font-family-asian="'Liberation Mono'" style:font-family-complex="'Liberation Mono'" fo:background-color="#383b40" fo:color="#d3d3d3"/>
    </style:style>
    <style:style style:name="T12" style:family="text">
      <style:text-properties fo:font-size="10.50pt" fo:font-weight="normal" fo:font-family="'Liberation Mono'" style:font-family-asian="'Liberation Mono'" style:font-family-complex="'Liberation Mono'" fo:background-color="#383b40" fo:color="#c678dd"/>
    </style:style>
    <style:style style:name="T13" style:family="text">
      <style:text-properties fo:font-size="10.50pt" fo:font-weight="normal" fo:font-family="'Liberation Mono'" style:font-family-asian="'Liberation Mono'" style:font-family-complex="'Liberation Mono'" fo:background-color="#383b40" fo:color="#d3d3d3"/>
    </style:style>
    <style:style style:name="T14" style:family="text">
      <style:text-properties fo:font-size="10.50pt" fo:font-weight="normal" fo:font-family="'Liberation Mono'" style:font-family-asian="'Liberation Mono'" style:font-family-complex="'Liberation Mono'" fo:background-color="#383b40" fo:color="#d19a66"/>
    </style:style>
    <style:style style:name="T15" style:family="text">
      <style:text-properties fo:font-size="10.50pt" fo:font-weight="normal" fo:font-family="'Liberation Mono'" style:font-family-asian="'Liberation Mono'" style:font-family-complex="'Liberation Mono'" fo:background-color="#383b40" fo:color="#d3d3d3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50pt" fo:font-weight="normal" fo:font-family="'Liberation Mono'" style:font-family-asian="'Liberation Mono'" style:font-family-complex="'Liberation Mono'" fo:background-color="#383b40" fo:color="#ffddbe"/>
    </style:style>
    <style:style style:name="T18" style:family="text">
      <style:text-properties fo:font-size="10.50pt" fo:font-weight="normal" fo:font-family="'Liberation Mono'" style:font-family-asian="'Liberation Mono'" style:font-family-complex="'Liberation Mono'" fo:background-color="#383b40" fo:color="#c678dd"/>
    </style:style>
    <style:style style:name="T19" style:family="text">
      <style:text-properties fo:font-size="10.50pt" fo:font-weight="normal" fo:font-family="'Liberation Mono'" style:font-family-asian="'Liberation Mono'" style:font-family-complex="'Liberation Mono'" fo:background-color="#383b40" fo:color="#d3d3d3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50pt" fo:font-weight="normal" fo:font-family="'Liberation Mono'" style:font-family-asian="'Liberation Mono'" style:font-family-complex="'Liberation Mono'" fo:background-color="#383b40" fo:color="#ffddbe"/>
    </style:style>
    <style:style style:name="T22" style:family="text">
      <style:text-properties fo:font-size="10.50pt" fo:font-weight="normal" fo:font-family="'Liberation Mono'" style:font-family-asian="'Liberation Mono'" style:font-family-complex="'Liberation Mono'" fo:background-color="#383b40" fo:color="#e6c07b"/>
    </style:style>
    <style:style style:name="T23" style:family="text">
      <style:text-properties fo:font-size="10.50pt" fo:font-weight="normal" fo:font-family="'Liberation Mono'" style:font-family-asian="'Liberation Mono'" style:font-family-complex="'Liberation Mono'" fo:background-color="#383b40" fo:color="#d3d3d3"/>
    </style:style>
    <style:style style:name="T24" style:family="text">
      <style:text-properties fo:font-size="10.50pt" fo:font-weight="normal" fo:font-family="'Liberation Mono'" style:font-family-asian="'Liberation Mono'" style:font-family-complex="'Liberation Mono'" fo:background-color="#383b40" fo:color="#98c379"/>
    </style:style>
    <style:style style:name="T25" style:family="text">
      <style:text-properties fo:font-size="10.50pt" fo:font-weight="normal" fo:font-family="'Liberation Mono'" style:font-family-asian="'Liberation Mono'" style:font-family-complex="'Liberation Mono'" fo:background-color="#383b40" fo:color="#d3d3d3"/>
    </style:style>
    <style:style style:name="T26" style:family="text">
      <style:text-properties fo:font-size="10.50pt" fo:font-weight="normal" fo:font-family="'Liberation Mono'" style:font-family-asian="'Liberation Mono'" style:font-family-complex="'Liberation Mono'" fo:background-color="#383b40" fo:color="#98c379"/>
    </style:style>
    <style:style style:name="T27" style:family="text">
      <style:text-properties fo:font-size="10.50pt" fo:font-weight="normal" fo:font-family="'Liberation Mono'" style:font-family-asian="'Liberation Mono'" style:font-family-complex="'Liberation Mono'" fo:background-color="#383b40" fo:color="#d3d3d3"/>
    </style:style>
    <style:style style:name="T28" style:family="text">
      <style:text-properties fo:font-size="10.50pt" fo:font-weight="normal" fo:font-family="'Liberation Mono'" style:font-family-asian="'Liberation Mono'" style:font-family-complex="'Liberation Mono'" fo:background-color="#383b40" fo:color="#98c379"/>
    </style:style>
    <style:style style:name="T29" style:family="text">
      <style:text-properties fo:font-size="10.50pt" fo:font-weight="normal" fo:font-family="'Liberation Mono'" style:font-family-asian="'Liberation Mono'" style:font-family-complex="'Liberation Mono'" fo:background-color="#383b40" fo:color="#d3d3d3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7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n this Text file please ONLY answer the following questions to contribute to Hacktoberfest 2021 and to make a Pull Request.</text:span></text:p>
      <text:p text:style-name="P1"><text:span text:style-name="T2"/></text:p>
      <text:p text:style-name="P1"><text:span text:style-name="T3">Note: These are very easy questions and for beginners in Open source community.</text:span></text:p>
      <text:p text:style-name="P2"><text:span text:style-name="T4"/></text:p>
      <text:p text:style-name="P2"><text:span text:style-name="T5">Q 1: What is JavaScript ?</text:span></text:p>
      <text:p text:style-name="P2"><text:span text:style-name="T5">Ans: JavaScript is a text-based programming language used both on the client-side and server-side that allows you to make web pages interactive.</text:span><text:span text:style-name="T6"><text:s/></text:span><text:span text:style-name="T7">Where HTML and CSS are languages that give structure and style to web pages, JavaScript gives web pages interactive elements that engage a user.</text:span></text:p>
      <text:p text:style-name="P2"><text:span text:style-name="T7">Q 2 : Print sum of 2 numbers using console.log().</text:span></text:p>
      <text:p text:style-name="P2"><text:span text:style-name="T7">Ans:<text:s/></text:span><text:span text:style-name="T8">const</text:span><text:span text:style-name="T9"><text:s/>num1 =<text:s/></text:span><text:span text:style-name="T10">5</text:span><text:span text:style-name="T11">;</text:span></text:p>
      <text:p text:style-name="P3"><text:span text:style-name="T12">const</text:span><text:span text:style-name="T13"><text:s/>num2 =<text:s/></text:span><text:span text:style-name="T14">3</text:span><text:span text:style-name="T15">;</text:span></text:p>
      <text:p text:style-name="P3"><text:span text:style-name="T16"/></text:p>
      <text:p text:style-name="P3"><text:span text:style-name="T17">// add two numbers</text:span></text:p>
      <text:p text:style-name="P3"><text:span text:style-name="T18">const</text:span><text:span text:style-name="T19"><text:s/>sum = num1 + num2;</text:span></text:p>
      <text:p text:style-name="P3"><text:span text:style-name="T20"/></text:p>
      <text:p text:style-name="P3"><text:span text:style-name="T21">// display the sum</text:span></text:p>
      <text:p text:style-name="P3"><text:span text:style-name="T22">console</text:span><text:span text:style-name="T23">.log(</text:span><text:span text:style-name="T24">'The sum of '</text:span><text:span text:style-name="T25"><text:s/>+ num1 +<text:s/></text:span><text:span text:style-name="T26">' and '</text:span><text:span text:style-name="T27"><text:s/>+ num2 +<text:s/></text:span><text:span text:style-name="T28">' is: '</text:span><text:span text:style-name="T29"><text:s/>+ sum);</text:span></text:p>
      <text:p text:style-name="P4"><text:span text:style-name="T30"/></text:p>
      <text:p text:style-name="P4"><text:span text:style-name="T31">Q 4 : How many ways are there to declare variable in JavaScript ?</text:span></text:p>
      <text:p text:style-name="P4"><text:span text:style-name="T31">Ans :</text:span></text:p>
      <text:p text:style-name="P4"><text:span text:style-name="T31">Q 5: Declare a variable in javaScript using let.</text:span></text:p>
      <text:p text:style-name="P4"><text:span text:style-name="T31">Ans: let var_name = 36;</text:span></text:p>
      <text:p text:style-name="P4"><text:span text:style-name="T31">Q 6 : How to add<text:s text:c="2"/>single comment in JavaScript ?</text:span></text:p>
      <text:p text:style-name="P4"><text:span text:style-name="T31">Ans: //This is a comment.</text:span></text:p>
      <text:p text:style-name="P4"><text:span text:style-name="T31">Q 7: How to create an Array of integers in JavaScript ?</text:span></text:p>
      <text:p text:style-name="P4"><text:span text:style-name="T31">Ans:</text:span></text:p>
      <text:p text:style-name="P4"><text:span text:style-name="T31">Q 8: How many data types are there in JavaScript ?</text:span></text:p>
      <text:p text:style-name="P4"><text:span text:style-name="T31">Ans: 5</text:span></text:p>
      <text:p text:style-name="P4"><text:span text:style-name="T31">Q 9: Why are loops used for in any programming<text:s text:c="2"/>language ?</text:span></text:p>
      <text:p text:style-name="P4"><text:span text:style-name="T31">Ans:</text:span></text:p>
      <text:p text:style-name="P4"><text:span text:style-name="T31">Q 10: Name different types of Loops in JavaScript ?</text:span></text:p>
      <text:p text:style-name="P4"><text:span text:style-name="T31">Ans:</text:span></text:p>
      <text:p text:style-name="P4"><text:span text:style-name="T31">Q 11: How to declare for loop in JavaScript ?</text:span></text:p>
      <text:p text:style-name="P4"><text:span text:style-name="T31">Ans:</text:span></text:p>
      <text:p text:style-name="P4"><text:span text:style-name="T31">Q 12: How many ways can you print output in JavaScript?</text:span></text:p>
      <text:p text:style-name="P4"><text:span text:style-name="T31">Ans:</text:span></text:p>
      <text:p text:style-name="P4"><text:span text:style-name="T31">Q 13 : How to add Multi-Line Comments in JavaScript ?</text:span></text:p>
      <text:p text:style-name="P4"><text:span text:style-name="T31">Ans:</text:span></text:p>
      <text:p text:style-name="P4"><text:span text:style-name="T31">Q 14:<text:s text:c="2"/>How to select an element from HTML by ID using JavaScript ?<text:s text:c="2"/></text:span></text:p>
      <text:p text:style-name="P4"><text:span text:style-name="T31">Ans :</text:span></text:p>
      <text:p text:style-name="P4"><text:span text:style-name="T31">Q 15:<text:s text:c="2"/>Write down JavaScript comparison operators ?</text:span></text:p>
      <text:p text:style-name="P4"><text:span text:style-name="T31">Ans :</text:span></text:p>
      <text:p text:style-name="P4"><text:span text:style-name="T32"/></text:p>
      <text:p text:style-name="P4"><text:span text:style-name="T32"/></text:p>
      <text:p text:style-name="P4"><text:span text:style-name="T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